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article Swarm Analysis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S 0.5 0.5 0.1 &lt;particles&gt; &lt;cycles&gt; 0</text:p>
          </table:table-cell>
          <table:table-cell table:style-name="ce7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ime\Particl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0.001525092" calcext:value-type="float">
            <text:p>0.001525092</text:p>
          </table:table-cell>
          <table:table-cell table:style-name="ce8" office:value-type="float" office:value="0.002092035" calcext:value-type="float">
            <text:p>0.002092035</text:p>
          </table:table-cell>
          <table:table-cell table:style-name="ce8" office:value-type="float" office:value="0.004896041" calcext:value-type="float">
            <text:p>0.004896041</text:p>
          </table:table-cell>
          <table:table-cell table:style-name="ce8" office:value-type="float" office:value="0.003600818" calcext:value-type="float">
            <text:p>0.003600818</text:p>
          </table:table-cell>
          <table:table-cell table:style-name="ce8" office:value-type="float" office:value="0.007816451" calcext:value-type="float">
            <text:p>0.007816451</text:p>
          </table:table-cell>
          <table:table-cell table:style-name="ce8" office:value-type="float" office:value="0.015475326" calcext:value-type="float">
            <text:p>0.015475326</text:p>
          </table:table-cell>
          <table:table-cell table:style-name="ce8" office:value-type="float" office:value="0.031482079" calcext:value-type="float">
            <text:p>0.03148207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8" office:value-type="float" office:value="0.003181227" calcext:value-type="float">
            <text:p>0.003181227</text:p>
          </table:table-cell>
          <table:table-cell table:style-name="ce8" office:value-type="float" office:value="0.003929021" calcext:value-type="float">
            <text:p>0.003929021</text:p>
          </table:table-cell>
          <table:table-cell table:style-name="ce8" office:value-type="float" office:value="0.00767979" calcext:value-type="float">
            <text:p>0.00767979</text:p>
          </table:table-cell>
          <table:table-cell table:style-name="ce8" office:value-type="float" office:value="0.011089439" calcext:value-type="float">
            <text:p>0.011089439</text:p>
          </table:table-cell>
          <table:table-cell table:style-name="ce8" office:value-type="float" office:value="0.016985377" calcext:value-type="float">
            <text:p>0.016985377</text:p>
          </table:table-cell>
          <table:table-cell table:style-name="ce8" office:value-type="float" office:value="0.035058214" calcext:value-type="float">
            <text:p>0.035058214</text:p>
          </table:table-cell>
          <table:table-cell table:style-name="ce8" office:value-type="float" office:value="0.072275683" calcext:value-type="float">
            <text:p>0.07227568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" calcext:value-type="float">
            <text:p>300</text:p>
          </table:table-cell>
          <table:table-cell table:style-name="ce8" office:value-type="float" office:value="0.003335429" calcext:value-type="float">
            <text:p>0.003335429</text:p>
          </table:table-cell>
          <table:table-cell table:style-name="ce8" office:value-type="float" office:value="0.007959648" calcext:value-type="float">
            <text:p>0.007959648</text:p>
          </table:table-cell>
          <table:table-cell table:style-name="ce8" office:value-type="float" office:value="0.010121552" calcext:value-type="float">
            <text:p>0.010121552</text:p>
          </table:table-cell>
          <table:table-cell table:style-name="ce8" office:value-type="float" office:value="0.012863808" calcext:value-type="float">
            <text:p>0.012863808</text:p>
          </table:table-cell>
          <table:table-cell table:style-name="ce8" office:value-type="float" office:value="0.025985655" calcext:value-type="float">
            <text:p>0.025985655</text:p>
          </table:table-cell>
          <table:table-cell table:style-name="ce8" office:value-type="float" office:value="0.052672959" calcext:value-type="float">
            <text:p>0.052672959</text:p>
          </table:table-cell>
          <table:table-cell table:style-name="ce8" office:value-type="float" office:value="0.106847323" calcext:value-type="float">
            <text:p>0.10684732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8" office:value-type="float" office:value="0.004315482" calcext:value-type="float">
            <text:p>0.004315482</text:p>
          </table:table-cell>
          <table:table-cell table:style-name="ce8" office:value-type="float" office:value="0.00940513" calcext:value-type="float">
            <text:p>0.00940513</text:p>
          </table:table-cell>
          <table:table-cell table:style-name="ce8" office:value-type="float" office:value="0.013986149" calcext:value-type="float">
            <text:p>0.013986149</text:p>
          </table:table-cell>
          <table:table-cell table:style-name="ce8" office:value-type="float" office:value="0.019301199" calcext:value-type="float">
            <text:p>0.019301199</text:p>
          </table:table-cell>
          <table:table-cell table:style-name="ce8" office:value-type="float" office:value="0.033705125" calcext:value-type="float">
            <text:p>0.033705125</text:p>
          </table:table-cell>
          <table:table-cell table:style-name="ce8" office:value-type="float" office:value="0.069635584" calcext:value-type="float">
            <text:p>0.069635584</text:p>
          </table:table-cell>
          <table:table-cell table:style-name="ce8" office:value-type="float" office:value="0.137983259" calcext:value-type="float">
            <text:p>0.13798325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" calcext:value-type="float">
            <text:p>500</text:p>
          </table:table-cell>
          <table:table-cell table:style-name="ce8" office:value-type="float" office:value="0.005269" calcext:value-type="float">
            <text:p>0.005269</text:p>
          </table:table-cell>
          <table:table-cell table:style-name="ce8" office:value-type="float" office:value="0.011266931" calcext:value-type="float">
            <text:p>0.011266931</text:p>
          </table:table-cell>
          <table:table-cell table:style-name="ce8" office:value-type="float" office:value="0.013498542" calcext:value-type="float">
            <text:p>0.013498542</text:p>
          </table:table-cell>
          <table:table-cell table:style-name="ce8" office:value-type="float" office:value="0.024201485" calcext:value-type="float">
            <text:p>0.024201485</text:p>
          </table:table-cell>
          <table:table-cell table:style-name="ce8" office:value-type="float" office:value="0.044052403" calcext:value-type="float">
            <text:p>0.044052403</text:p>
          </table:table-cell>
          <table:table-cell table:style-name="ce8" office:value-type="float" office:value="0.086499182" calcext:value-type="float">
            <text:p>0.086499182</text:p>
          </table:table-cell>
          <table:table-cell table:style-name="ce8" office:value-type="float" office:value="0.175688275" calcext:value-type="float">
            <text:p>0.17568827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" calcext:value-type="float">
            <text:p>600</text:p>
          </table:table-cell>
          <table:table-cell table:style-name="ce8" office:value-type="float" office:value="0.006604283" calcext:value-type="float">
            <text:p>0.006604283</text:p>
          </table:table-cell>
          <table:table-cell table:style-name="ce8" office:value-type="float" office:value="0.009892551" calcext:value-type="float">
            <text:p>0.009892551</text:p>
          </table:table-cell>
          <table:table-cell table:style-name="ce8" office:value-type="float" office:value="0.012767559" calcext:value-type="float">
            <text:p>0.012767559</text:p>
          </table:table-cell>
          <table:table-cell table:style-name="ce8" office:value-type="float" office:value="0.025447962" calcext:value-type="float">
            <text:p>0.025447962</text:p>
          </table:table-cell>
          <table:table-cell table:style-name="ce8" office:value-type="float" office:value="0.052208572" calcext:value-type="float">
            <text:p>0.052208572</text:p>
          </table:table-cell>
          <table:table-cell table:style-name="ce8" office:value-type="float" office:value="0.106855518" calcext:value-type="float">
            <text:p>0.106855518</text:p>
          </table:table-cell>
          <table:table-cell table:style-name="ce8" office:value-type="float" office:value="0.211810757" calcext:value-type="float">
            <text:p>0.21181075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.007456061" calcext:value-type="float">
            <text:p>0.007456061</text:p>
          </table:table-cell>
          <table:table-cell table:style-name="ce8" office:value-type="float" office:value="0.010847709" calcext:value-type="float">
            <text:p>0.010847709</text:p>
          </table:table-cell>
          <table:table-cell table:style-name="ce8" office:value-type="float" office:value="0.014970767" calcext:value-type="float">
            <text:p>0.014970767</text:p>
          </table:table-cell>
          <table:table-cell table:style-name="ce8" office:value-type="float" office:value="0.030382983" calcext:value-type="float">
            <text:p>0.030382983</text:p>
          </table:table-cell>
          <table:table-cell table:style-name="ce8" office:value-type="float" office:value="0.060191007" calcext:value-type="float">
            <text:p>0.060191007</text:p>
          </table:table-cell>
          <table:table-cell table:style-name="ce8" office:value-type="float" office:value="0.12178414" calcext:value-type="float">
            <text:p>0.12178414</text:p>
          </table:table-cell>
          <table:table-cell table:style-name="ce8" office:value-type="float" office:value="0.256039327" calcext:value-type="float">
            <text:p>0.25603932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" calcext:value-type="float">
            <text:p>800</text:p>
          </table:table-cell>
          <table:table-cell table:style-name="ce8" office:value-type="float" office:value="0.008086297" calcext:value-type="float">
            <text:p>0.008086297</text:p>
          </table:table-cell>
          <table:table-cell table:style-name="ce8" office:value-type="float" office:value="0.011662067" calcext:value-type="float">
            <text:p>0.011662067</text:p>
          </table:table-cell>
          <table:table-cell table:style-name="ce8" office:value-type="float" office:value="0.016909666" calcext:value-type="float">
            <text:p>0.016909666</text:p>
          </table:table-cell>
          <table:table-cell table:style-name="ce8" office:value-type="float" office:value="0.034678905" calcext:value-type="float">
            <text:p>0.034678905</text:p>
          </table:table-cell>
          <table:table-cell table:style-name="ce8" office:value-type="float" office:value="0.070922916" calcext:value-type="float">
            <text:p>0.070922916</text:p>
          </table:table-cell>
          <table:table-cell table:style-name="ce8" office:value-type="float" office:value="0.138659909" calcext:value-type="float">
            <text:p>0.138659909</text:p>
          </table:table-cell>
          <table:table-cell table:style-name="ce8" office:value-type="float" office:value="0.282673378" calcext:value-type="float">
            <text:p>0.28267337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" calcext:value-type="float">
            <text:p>900</text:p>
          </table:table-cell>
          <table:table-cell table:style-name="ce8" office:value-type="float" office:value="0.008677691" calcext:value-type="float">
            <text:p>0.008677691</text:p>
          </table:table-cell>
          <table:table-cell table:style-name="ce8" office:value-type="float" office:value="0.013700189" calcext:value-type="float">
            <text:p>0.013700189</text:p>
          </table:table-cell>
          <table:table-cell table:style-name="ce8" office:value-type="float" office:value="0.019526531" calcext:value-type="float">
            <text:p>0.019526531</text:p>
          </table:table-cell>
          <table:table-cell table:style-name="ce8" office:value-type="float" office:value="0.039545608" calcext:value-type="float">
            <text:p>0.039545608</text:p>
          </table:table-cell>
          <table:table-cell table:style-name="ce8" office:value-type="float" office:value="0.080234893" calcext:value-type="float">
            <text:p>0.080234893</text:p>
          </table:table-cell>
          <table:table-cell table:style-name="ce8" office:value-type="float" office:value="0.162171339" calcext:value-type="float">
            <text:p>0.162171339</text:p>
          </table:table-cell>
          <table:table-cell table:style-name="ce8" office:value-type="float" office:value="0.327335508" calcext:value-type="float">
            <text:p>0.32733550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8" office:value-type="float" office:value="0.011246124" calcext:value-type="float">
            <text:p>0.011246124</text:p>
          </table:table-cell>
          <table:table-cell table:style-name="ce8" office:value-type="float" office:value="0.014525734" calcext:value-type="float">
            <text:p>0.014525734</text:p>
          </table:table-cell>
          <table:table-cell table:style-name="ce8" office:value-type="float" office:value="0.020790453" calcext:value-type="float">
            <text:p>0.020790453</text:p>
          </table:table-cell>
          <table:table-cell table:style-name="ce8" office:value-type="float" office:value="0.043787726" calcext:value-type="float">
            <text:p>0.043787726</text:p>
          </table:table-cell>
          <table:table-cell table:style-name="ce8" office:value-type="float" office:value="0.088448367" calcext:value-type="float">
            <text:p>0.088448367</text:p>
          </table:table-cell>
          <table:table-cell table:style-name="ce8" office:value-type="float" office:value="0.178548746" calcext:value-type="float">
            <text:p>0.178548746</text:p>
          </table:table-cell>
          <table:table-cell table:style-name="ce8" office:value-type="float" office:value="0.362310547" calcext:value-type="float">
            <text:p>0.362310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8" office:value-type="float" office:value="0.011853322" calcext:value-type="float">
            <text:p>0.011853322</text:p>
          </table:table-cell>
          <table:table-cell table:style-name="ce8" office:value-type="float" office:value="0.02164728" calcext:value-type="float">
            <text:p>0.02164728</text:p>
          </table:table-cell>
          <table:table-cell table:style-name="ce8" office:value-type="float" office:value="0.035113085" calcext:value-type="float">
            <text:p>0.035113085</text:p>
          </table:table-cell>
          <table:table-cell table:style-name="ce8" office:value-type="float" office:value="0.070069231" calcext:value-type="float">
            <text:p>0.070069231</text:p>
          </table:table-cell>
          <table:table-cell table:style-name="ce8" office:value-type="float" office:value="0.134175756" calcext:value-type="float">
            <text:p>0.134175756</text:p>
          </table:table-cell>
          <table:table-cell table:style-name="ce8" office:value-type="float" office:value="0.273428926" calcext:value-type="float">
            <text:p>0.273428926</text:p>
          </table:table-cell>
          <table:table-cell table:style-name="ce8" office:value-type="float" office:value="0.539805758" calcext:value-type="float">
            <text:p>0.5398057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8" office:value-type="float" office:value="0.012891225" calcext:value-type="float">
            <text:p>0.012891225</text:p>
          </table:table-cell>
          <table:table-cell table:style-name="ce8" office:value-type="float" office:value="0.021476956" calcext:value-type="float">
            <text:p>0.021476956</text:p>
          </table:table-cell>
          <table:table-cell table:style-name="ce8" office:value-type="float" office:value="0.043892609" calcext:value-type="float">
            <text:p>0.043892609</text:p>
          </table:table-cell>
          <table:table-cell table:style-name="ce8" office:value-type="float" office:value="0.09048948" calcext:value-type="float">
            <text:p>0.09048948</text:p>
          </table:table-cell>
          <table:table-cell table:style-name="ce8" office:value-type="float" office:value="0.180107536" calcext:value-type="float">
            <text:p>0.180107536</text:p>
          </table:table-cell>
          <table:table-cell table:style-name="ce8" office:value-type="float" office:value="0.364247404" calcext:value-type="float">
            <text:p>0.364247404</text:p>
          </table:table-cell>
          <table:table-cell table:style-name="ce8" office:value-type="float" office:value="0.743472489" calcext:value-type="float">
            <text:p>0.74347248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8" office:value-type="float" office:value="0.013348182" calcext:value-type="float">
            <text:p>0.013348182</text:p>
          </table:table-cell>
          <table:table-cell table:style-name="ce8" office:value-type="float" office:value="0.0273328" calcext:value-type="float">
            <text:p>0.0273328</text:p>
          </table:table-cell>
          <table:table-cell table:style-name="ce8" office:value-type="float" office:value="0.055935474" calcext:value-type="float">
            <text:p>0.055935474</text:p>
          </table:table-cell>
          <table:table-cell table:style-name="ce8" office:value-type="float" office:value="0.115726892" calcext:value-type="float">
            <text:p>0.115726892</text:p>
          </table:table-cell>
          <table:table-cell table:style-name="ce8" office:value-type="float" office:value="0.229094261" calcext:value-type="float">
            <text:p>0.229094261</text:p>
          </table:table-cell>
          <table:table-cell table:style-name="ce8" office:value-type="float" office:value="0.470405393" calcext:value-type="float">
            <text:p>0.470405393</text:p>
          </table:table-cell>
          <table:table-cell table:style-name="ce8" office:value-type="float" office:value="0.936441931" calcext:value-type="float">
            <text:p>0.93644193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8" office:value-type="float" office:value="0.016587349" calcext:value-type="float">
            <text:p>0.016587349</text:p>
          </table:table-cell>
          <table:table-cell table:style-name="ce8" office:value-type="float" office:value="0.034555531" calcext:value-type="float">
            <text:p>0.034555531</text:p>
          </table:table-cell>
          <table:table-cell table:style-name="ce8" office:value-type="float" office:value="0.068970889" calcext:value-type="float">
            <text:p>0.068970889</text:p>
          </table:table-cell>
          <table:table-cell table:style-name="ce8" office:value-type="float" office:value="0.139162541" calcext:value-type="float">
            <text:p>0.139162541</text:p>
          </table:table-cell>
          <table:table-cell table:style-name="ce8" office:value-type="float" office:value="0.284604613" calcext:value-type="float">
            <text:p>0.284604613</text:p>
          </table:table-cell>
          <table:table-cell table:style-name="ce8" office:value-type="float" office:value="0.594413891" calcext:value-type="float">
            <text:p>0.594413891</text:p>
          </table:table-cell>
          <table:table-cell table:style-name="ce8" office:value-type="float" office:value="1.170282521" calcext:value-type="float">
            <text:p>1.1702825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8" office:value-type="float" office:value="0.024164408" calcext:value-type="float">
            <text:p>0.024164408</text:p>
          </table:table-cell>
          <table:table-cell table:style-name="ce8" office:value-type="float" office:value="0.04769221" calcext:value-type="float">
            <text:p>0.04769221</text:p>
          </table:table-cell>
          <table:table-cell table:style-name="ce8" office:value-type="float" office:value="0.100181673" calcext:value-type="float">
            <text:p>0.100181673</text:p>
          </table:table-cell>
          <table:table-cell table:style-name="ce8" office:value-type="float" office:value="0.194147508" calcext:value-type="float">
            <text:p>0.194147508</text:p>
          </table:table-cell>
          <table:table-cell table:style-name="ce8" office:value-type="float" office:value="0.387984818" calcext:value-type="float">
            <text:p>0.387984818</text:p>
          </table:table-cell>
          <table:table-cell table:style-name="ce8" office:value-type="float" office:value="0.789295318" calcext:value-type="float">
            <text:p>0.789295318</text:p>
          </table:table-cell>
          <table:table-cell table:style-name="ce8" office:value-type="float" office:value="1.624611769" calcext:value-type="float">
            <text:p>1.62461176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8" office:value-type="float" office:value="0.030267184" calcext:value-type="float">
            <text:p>0.030267184</text:p>
          </table:table-cell>
          <table:table-cell table:style-name="ce8" office:value-type="float" office:value="0.061350414" calcext:value-type="float">
            <text:p>0.061350414</text:p>
          </table:table-cell>
          <table:table-cell table:style-name="ce8" office:value-type="float" office:value="0.124616419" calcext:value-type="float">
            <text:p>0.124616419</text:p>
          </table:table-cell>
          <table:table-cell table:style-name="ce8" office:value-type="float" office:value="0.248687834" calcext:value-type="float">
            <text:p>0.248687834</text:p>
          </table:table-cell>
          <table:table-cell table:style-name="ce8" office:value-type="float" office:value="0.496541901" calcext:value-type="float">
            <text:p>0.496541901</text:p>
          </table:table-cell>
          <table:table-cell table:style-name="ce8" office:value-type="float" office:value="1.012014058" calcext:value-type="float">
            <text:p>1.012014058</text:p>
          </table:table-cell>
          <table:table-cell table:style-name="ce8" office:value-type="float" office:value="2.067232547" calcext:value-type="float">
            <text:p>2.067232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8" office:value-type="float" office:value="0.037059598" calcext:value-type="float">
            <text:p>0.037059598</text:p>
          </table:table-cell>
          <table:table-cell table:style-name="ce8" office:value-type="float" office:value="0.073743722" calcext:value-type="float">
            <text:p>0.073743722</text:p>
          </table:table-cell>
          <table:table-cell table:style-name="ce8" office:value-type="float" office:value="0.153448497" calcext:value-type="float">
            <text:p>0.153448497</text:p>
          </table:table-cell>
          <table:table-cell table:style-name="ce8" office:value-type="float" office:value="0.312848384" calcext:value-type="float">
            <text:p>0.312848384</text:p>
          </table:table-cell>
          <table:table-cell table:style-name="ce8" office:value-type="float" office:value="0.62809577" calcext:value-type="float">
            <text:p>0.62809577</text:p>
          </table:table-cell>
          <table:table-cell table:style-name="ce8" office:value-type="float" office:value="1.254110024" calcext:value-type="float">
            <text:p>1.254110024</text:p>
          </table:table-cell>
          <table:table-cell table:style-name="ce8" office:value-type="float" office:value="2.542149121" calcext:value-type="float">
            <text:p>2.5421491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8" office:value-type="float" office:value="0.040350289" calcext:value-type="float">
            <text:p>0.040350289</text:p>
          </table:table-cell>
          <table:table-cell table:style-name="ce8" office:value-type="float" office:value="0.090626272" calcext:value-type="float">
            <text:p>0.090626272</text:p>
          </table:table-cell>
          <table:table-cell table:style-name="ce8" office:value-type="float" office:value="0.178998801" calcext:value-type="float">
            <text:p>0.178998801</text:p>
          </table:table-cell>
          <table:table-cell table:style-name="ce8" office:value-type="float" office:value="0.375778106" calcext:value-type="float">
            <text:p>0.375778106</text:p>
          </table:table-cell>
          <table:table-cell table:style-name="ce8" office:value-type="float" office:value="0.74080619" calcext:value-type="float">
            <text:p>0.74080619</text:p>
          </table:table-cell>
          <table:table-cell table:style-name="ce8" office:value-type="float" office:value="1.532354531" calcext:value-type="float">
            <text:p>1.532354531</text:p>
          </table:table-cell>
          <table:table-cell table:style-name="ce8" office:value-type="float" office:value="2.998441988" calcext:value-type="float">
            <text:p>2.99844198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8" office:value-type="float" office:value="0.051442391" calcext:value-type="float">
            <text:p>0.051442391</text:p>
          </table:table-cell>
          <table:table-cell table:style-name="ce8" office:value-type="float" office:value="0.107466099" calcext:value-type="float">
            <text:p>0.107466099</text:p>
          </table:table-cell>
          <table:table-cell table:style-name="ce8" office:value-type="float" office:value="0.215350868" calcext:value-type="float">
            <text:p>0.215350868</text:p>
          </table:table-cell>
          <table:table-cell table:style-name="ce8" office:value-type="float" office:value="0.431254144" calcext:value-type="float">
            <text:p>0.431254144</text:p>
          </table:table-cell>
          <table:table-cell table:style-name="ce8" office:value-type="float" office:value="0.850480901" calcext:value-type="float">
            <text:p>0.850480901</text:p>
          </table:table-cell>
          <table:table-cell table:style-name="ce8" office:value-type="float" office:value="1.740462941" calcext:value-type="float">
            <text:p>1.740462941</text:p>
          </table:table-cell>
          <table:table-cell table:style-name="ce8" office:value-type="float" office:value="3.49355258" calcext:value-type="float">
            <text:p>3.493552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8" office:value-type="float" office:value="0.058168557" calcext:value-type="float">
            <text:p>0.058168557</text:p>
          </table:table-cell>
          <table:table-cell table:style-name="ce8" office:value-type="float" office:value="0.124869819" calcext:value-type="float">
            <text:p>0.124869819</text:p>
          </table:table-cell>
          <table:table-cell table:style-name="ce8" office:value-type="float" office:value="0.247590926" calcext:value-type="float">
            <text:p>0.247590926</text:p>
          </table:table-cell>
          <table:table-cell table:style-name="ce8" office:value-type="float" office:value="0.486820535" calcext:value-type="float">
            <text:p>0.486820535</text:p>
          </table:table-cell>
          <table:table-cell table:style-name="ce8" office:value-type="float" office:value="0.998036938" calcext:value-type="float">
            <text:p>0.998036938</text:p>
          </table:table-cell>
          <table:table-cell table:style-name="ce8" office:value-type="float" office:value="1.985336671" calcext:value-type="float">
            <text:p>1.985336671</text:p>
          </table:table-cell>
          <table:table-cell table:style-name="ce8" office:value-type="float" office:value="4.081820124" calcext:value-type="float">
            <text:p>4.08182012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8" office:value-type="float" office:value="0.065536929" calcext:value-type="float">
            <text:p>0.065536929</text:p>
          </table:table-cell>
          <table:table-cell table:style-name="ce8" office:value-type="float" office:value="0.138624659" calcext:value-type="float">
            <text:p>0.138624659</text:p>
          </table:table-cell>
          <table:table-cell table:style-name="ce8" office:value-type="float" office:value="0.2752176" calcext:value-type="float">
            <text:p>0.2752176</text:p>
          </table:table-cell>
          <table:table-cell table:style-name="ce8" office:value-type="float" office:value="0.557647306" calcext:value-type="float">
            <text:p>0.557647306</text:p>
          </table:table-cell>
          <table:table-cell table:style-name="ce8" office:value-type="float" office:value="1.115567837" calcext:value-type="float">
            <text:p>1.115567837</text:p>
          </table:table-cell>
          <table:table-cell table:style-name="ce8" office:value-type="float" office:value="2.403828746" calcext:value-type="float">
            <text:p>2.403828746</text:p>
          </table:table-cell>
          <table:table-cell table:style-name="ce8" office:value-type="float" office:value="5.074573988" calcext:value-type="float">
            <text:p>5.074573988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./swarm 0.5 0.5 0.1 16 &lt;cycles&gt;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100" calcext:value-type="float">
            <text:p>100</text:p>
          </table:table-cell>
          <table:table-cell/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5" table:number-columns-repeated="3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199276" calcext:value-type="float">
            <text:p>0.003199276</text:p>
          </table:table-cell>
          <table:table-cell table:style-name="ce8" office:value-type="float" office:value="0.003813407" calcext:value-type="float">
            <text:p>0.003813407</text:p>
          </table:table-cell>
          <table:table-cell table:style-name="ce8" office:value-type="float" office:value="0.003312416" calcext:value-type="float">
            <text:p>0.003312416</text:p>
          </table:table-cell>
          <table:table-cell table:style-name="ce8" office:value-type="float" office:value="0.088975835" calcext:value-type="float">
            <text:p>0.088975835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30736991" calcext:value-type="float">
            <text:p>0.030736991</text:p>
          </table:table-cell>
          <table:table-cell table:style-name="ce8" office:value-type="float" office:value="0.028001249" calcext:value-type="float">
            <text:p>0.028001249</text:p>
          </table:table-cell>
          <table:table-cell table:style-name="ce8" office:value-type="float" office:value="0.050080402" calcext:value-type="float">
            <text:p>0.050080402</text:p>
          </table:table-cell>
          <table:table-cell table:style-name="ce8" office:value-type="float" office:value="0.538369686" calcext:value-type="float">
            <text:p>0.538369686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62160287" calcext:value-type="float">
            <text:p>0.362160287</text:p>
          </table:table-cell>
          <table:table-cell table:style-name="ce8" office:value-type="float" office:value="0.288989844" calcext:value-type="float">
            <text:p>0.288989844</text:p>
          </table:table-cell>
          <table:table-cell table:style-name="ce8" office:value-type="float" office:value="0.72087699" calcext:value-type="float">
            <text:p>0.72087699</text:p>
          </table:table-cell>
          <table:table-cell table:style-name="ce8" office:value-type="float" office:value="5.150242787" calcext:value-type="float">
            <text:p>5.15024278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402649" calcext:value-type="float">
            <text:p>0.003402649</text:p>
          </table:table-cell>
          <table:table-cell table:style-name="ce8" office:value-type="float" office:value="0.003558572" calcext:value-type="float">
            <text:p>0.003558572</text:p>
          </table:table-cell>
          <table:table-cell table:style-name="ce8" office:value-type="float" office:value="0.043532024" calcext:value-type="float">
            <text:p>0.043532024</text:p>
          </table:table-cell>
          <table:table-cell table:style-name="ce8" office:value-type="float" office:value="0.11625692" calcext:value-type="float">
            <text:p>0.11625692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36300075" calcext:value-type="float">
            <text:p>0.036300075</text:p>
          </table:table-cell>
          <table:table-cell table:style-name="ce8" office:value-type="float" office:value="0.029757296" calcext:value-type="float">
            <text:p>0.029757296</text:p>
          </table:table-cell>
          <table:table-cell table:style-name="ce8" office:value-type="float" office:value="0.07033905" calcext:value-type="float">
            <text:p>0.07033905</text:p>
          </table:table-cell>
          <table:table-cell table:style-name="ce8" office:value-type="float" office:value="0.621578018" calcext:value-type="float">
            <text:p>0.621578018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44083402" calcext:value-type="float">
            <text:p>0.344083402</text:p>
          </table:table-cell>
          <table:table-cell table:style-name="ce8" office:value-type="float" office:value="0.316035138" calcext:value-type="float">
            <text:p>0.316035138</text:p>
          </table:table-cell>
          <table:table-cell table:style-name="ce8" office:value-type="float" office:value="0.777585532" calcext:value-type="float">
            <text:p>0.777585532</text:p>
          </table:table-cell>
          <table:table-cell table:style-name="ce8" office:value-type="float" office:value="5.43911807" calcext:value-type="float">
            <text:p>5.4391180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4667288" calcext:value-type="float">
            <text:p>0.004667288</text:p>
          </table:table-cell>
          <table:table-cell table:style-name="ce8" office:value-type="float" office:value="0.003522926" calcext:value-type="float">
            <text:p>0.003522926</text:p>
          </table:table-cell>
          <table:table-cell table:style-name="ce8" office:value-type="float" office:value="0.005509384" calcext:value-type="float">
            <text:p>0.005509384</text:p>
          </table:table-cell>
          <table:table-cell table:style-name="ce8" office:value-type="float" office:value="0.100145826" calcext:value-type="float">
            <text:p>0.100145826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29795837" calcext:value-type="float">
            <text:p>0.029795837</text:p>
          </table:table-cell>
          <table:table-cell table:style-name="ce8" office:value-type="float" office:value="0.028096797" calcext:value-type="float">
            <text:p>0.028096797</text:p>
          </table:table-cell>
          <table:table-cell table:style-name="ce8" office:value-type="float" office:value="0.04310898" calcext:value-type="float">
            <text:p>0.04310898</text:p>
          </table:table-cell>
          <table:table-cell table:style-name="ce8" office:value-type="float" office:value="0.57217268" calcext:value-type="float">
            <text:p>0.57217268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49392888" calcext:value-type="float">
            <text:p>0.349392888</text:p>
          </table:table-cell>
          <table:table-cell table:style-name="ce8" office:value-type="float" office:value="0.297893963" calcext:value-type="float">
            <text:p>0.297893963</text:p>
          </table:table-cell>
          <table:table-cell table:style-name="ce8" office:value-type="float" office:value="0.681187768" calcext:value-type="float">
            <text:p>0.681187768</text:p>
          </table:table-cell>
          <table:table-cell table:style-name="ce8" office:value-type="float" office:value="5.105188623" calcext:value-type="float">
            <text:p>5.10518862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507843" calcext:value-type="float">
            <text:p>0.003507843</text:p>
          </table:table-cell>
          <table:table-cell table:style-name="ce8" office:value-type="float" office:value="0.002846911" calcext:value-type="float">
            <text:p>0.002846911</text:p>
          </table:table-cell>
          <table:table-cell table:style-name="ce8" office:value-type="float" office:value="0.003959106" calcext:value-type="float">
            <text:p>0.003959106</text:p>
          </table:table-cell>
          <table:table-cell table:style-name="ce8" office:value-type="float" office:value="0.084145024" calcext:value-type="float">
            <text:p>0.084145024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28739385" calcext:value-type="float">
            <text:p>0.028739385</text:p>
          </table:table-cell>
          <table:table-cell table:style-name="ce8" office:value-type="float" office:value="0.025006125" calcext:value-type="float">
            <text:p>0.025006125</text:p>
          </table:table-cell>
          <table:table-cell table:style-name="ce8" office:value-type="float" office:value="0.0549492" calcext:value-type="float">
            <text:p>0.0549492</text:p>
          </table:table-cell>
          <table:table-cell table:style-name="ce8" office:value-type="float" office:value="0.645462219" calcext:value-type="float">
            <text:p>0.645462219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35939644" calcext:value-type="float">
            <text:p>0.335939644</text:p>
          </table:table-cell>
          <table:table-cell table:style-name="ce8" office:value-type="float" office:value="0.298037028" calcext:value-type="float">
            <text:p>0.298037028</text:p>
          </table:table-cell>
          <table:table-cell table:style-name="ce8" office:value-type="float" office:value="0.873116751" calcext:value-type="float">
            <text:p>0.873116751</text:p>
          </table:table-cell>
          <table:table-cell table:style-name="ce8" office:value-type="float" office:value="5.394511845" calcext:value-type="float">
            <text:p>5.39451184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 0.5 0.5 0.1 16 &lt;cycles&gt;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100" calcext:value-type="float">
            <text:p>100</text:p>
          </table:table-cell>
          <table:table-cell/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5" table:number-columns-repeated="3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574508" calcext:value-type="float">
            <text:p>0.005574508</text:p>
          </table:table-cell>
          <table:table-cell table:style-name="ce8" office:value-type="float" office:value="0.001943551" calcext:value-type="float">
            <text:p>0.001943551</text:p>
          </table:table-cell>
          <table:table-cell table:style-name="ce8" office:value-type="float" office:value="0.006574956" calcext:value-type="float">
            <text:p>0.006574956</text:p>
          </table:table-cell>
          <table:table-cell table:style-name="ce8" office:value-type="float" office:value="0.008603343" calcext:value-type="float">
            <text:p>0.008603343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27733312" calcext:value-type="float">
            <text:p>0.027733312</text:p>
          </table:table-cell>
          <table:table-cell table:style-name="ce8" office:value-type="float" office:value="0.014850357" calcext:value-type="float">
            <text:p>0.014850357</text:p>
          </table:table-cell>
          <table:table-cell table:style-name="ce8" office:value-type="float" office:value="0.014665761" calcext:value-type="float">
            <text:p>0.014665761</text:p>
          </table:table-cell>
          <table:table-cell table:style-name="ce8" office:value-type="float" office:value="0.016782935" calcext:value-type="float">
            <text:p>0.01678293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75064651" calcext:value-type="float">
            <text:p>0.275064651</text:p>
          </table:table-cell>
          <table:table-cell table:style-name="ce8" office:value-type="float" office:value="0.111986108" calcext:value-type="float">
            <text:p>0.111986108</text:p>
          </table:table-cell>
          <table:table-cell table:style-name="ce8" office:value-type="float" office:value="0.069783485" calcext:value-type="float">
            <text:p>0.069783485</text:p>
          </table:table-cell>
          <table:table-cell table:style-name="ce8" office:value-type="float" office:value="0.053617246" calcext:value-type="float">
            <text:p>0.05361724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4804053" calcext:value-type="float">
            <text:p>0.004804053</text:p>
          </table:table-cell>
          <table:table-cell table:style-name="ce8" office:value-type="float" office:value="0.002185075" calcext:value-type="float">
            <text:p>0.002185075</text:p>
          </table:table-cell>
          <table:table-cell table:style-name="ce8" office:value-type="float" office:value="0.006763581" calcext:value-type="float">
            <text:p>0.006763581</text:p>
          </table:table-cell>
          <table:table-cell table:style-name="ce8" office:value-type="float" office:value="0.009434796" calcext:value-type="float">
            <text:p>0.009434796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28348961" calcext:value-type="float">
            <text:p>0.028348961</text:p>
          </table:table-cell>
          <table:table-cell table:style-name="ce8" office:value-type="float" office:value="0.014285365" calcext:value-type="float">
            <text:p>0.014285365</text:p>
          </table:table-cell>
          <table:table-cell table:style-name="ce8" office:value-type="float" office:value="0.015516091" calcext:value-type="float">
            <text:p>0.015516091</text:p>
          </table:table-cell>
          <table:table-cell table:style-name="ce8" office:value-type="float" office:value="0.013369225" calcext:value-type="float">
            <text:p>0.01336922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89357246" calcext:value-type="float">
            <text:p>0.289357246</text:p>
          </table:table-cell>
          <table:table-cell table:style-name="ce8" office:value-type="float" office:value="0.109112769" calcext:value-type="float">
            <text:p>0.109112769</text:p>
          </table:table-cell>
          <table:table-cell table:style-name="ce8" office:value-type="float" office:value="0.072193225" calcext:value-type="float">
            <text:p>0.072193225</text:p>
          </table:table-cell>
          <table:table-cell table:style-name="ce8" office:value-type="float" office:value="0.05791771" calcext:value-type="float">
            <text:p>0.05791771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559922" calcext:value-type="float">
            <text:p>0.005559922</text:p>
          </table:table-cell>
          <table:table-cell table:style-name="ce8" office:value-type="float" office:value="0.002162657" calcext:value-type="float">
            <text:p>0.002162657</text:p>
          </table:table-cell>
          <table:table-cell table:style-name="ce8" office:value-type="float" office:value="0.009736426" calcext:value-type="float">
            <text:p>0.009736426</text:p>
          </table:table-cell>
          <table:table-cell table:style-name="ce8" office:value-type="float" office:value="0.009242673" calcext:value-type="float">
            <text:p>0.009242673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32256666" calcext:value-type="float">
            <text:p>0.032256666</text:p>
          </table:table-cell>
          <table:table-cell table:style-name="ce8" office:value-type="float" office:value="0.014949596" calcext:value-type="float">
            <text:p>0.014949596</text:p>
          </table:table-cell>
          <table:table-cell table:style-name="ce8" office:value-type="float" office:value="0.013791839" calcext:value-type="float">
            <text:p>0.013791839</text:p>
          </table:table-cell>
          <table:table-cell table:style-name="ce8" office:value-type="float" office:value="0.018451641" calcext:value-type="float">
            <text:p>0.018451641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93748051" calcext:value-type="float">
            <text:p>0.293748051</text:p>
          </table:table-cell>
          <table:table-cell table:style-name="ce8" office:value-type="float" office:value="0.105893681" calcext:value-type="float">
            <text:p>0.105893681</text:p>
          </table:table-cell>
          <table:table-cell table:style-name="ce8" office:value-type="float" office:value="0.069805269" calcext:value-type="float">
            <text:p>0.069805269</text:p>
          </table:table-cell>
          <table:table-cell table:style-name="ce8" office:value-type="float" office:value="0.055581944" calcext:value-type="float">
            <text:p>0.05558194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16377" calcext:value-type="float">
            <text:p>0.00516377</text:p>
          </table:table-cell>
          <table:table-cell table:style-name="ce8" office:value-type="float" office:value="0.002315882" calcext:value-type="float">
            <text:p>0.002315882</text:p>
          </table:table-cell>
          <table:table-cell table:style-name="ce8" office:value-type="float" office:value="0.010646218" calcext:value-type="float">
            <text:p>0.010646218</text:p>
          </table:table-cell>
          <table:table-cell table:style-name="ce8" office:value-type="float" office:value="0.009263129" calcext:value-type="float">
            <text:p>0.009263129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31243301" calcext:value-type="float">
            <text:p>0.031243301</text:p>
          </table:table-cell>
          <table:table-cell table:style-name="ce8" office:value-type="float" office:value="0.015188984" calcext:value-type="float">
            <text:p>0.015188984</text:p>
          </table:table-cell>
          <table:table-cell table:style-name="ce8" office:value-type="float" office:value="0.017100531" calcext:value-type="float">
            <text:p>0.017100531</text:p>
          </table:table-cell>
          <table:table-cell table:style-name="ce8" office:value-type="float" office:value="0.016811215" calcext:value-type="float">
            <text:p>0.01681121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87713702" calcext:value-type="float">
            <text:p>0.287713702</text:p>
          </table:table-cell>
          <table:table-cell table:style-name="ce8" office:value-type="float" office:value="0.107502744" calcext:value-type="float">
            <text:p>0.107502744</text:p>
          </table:table-cell>
          <table:table-cell table:style-name="ce8" office:value-type="float" office:value="0.077272766" calcext:value-type="float">
            <text:p>0.077272766</text:p>
          </table:table-cell>
          <table:table-cell table:style-name="ce8" office:value-type="float" office:value="0.05648921" calcext:value-type="float">
            <text:p>0.0564892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 0.5 0.5 0.1 &lt;particles&gt; 10000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style-name="ce4" office:value-type="float" office:value="6" calcext:value-type="float">
            <text:p>6</text:p>
          </table:table-cell>
          <table:table-cell table:style-name="ce5" table:number-columns-repeated="3"/>
          <table:table-cell table:style-name="ce4" office:value-type="float" office:value="7" calcext:value-type="float">
            <text:p>7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89343728" calcext:value-type="float">
            <text:p>0.089343728</text:p>
          </table:table-cell>
          <table:table-cell table:style-name="ce8" office:value-type="float" office:value="0.036136668" calcext:value-type="float">
            <text:p>0.036136668</text:p>
          </table:table-cell>
          <table:table-cell table:style-name="ce8" office:value-type="float" office:value="0.024093249" calcext:value-type="float">
            <text:p>0.024093249</text:p>
          </table:table-cell>
          <table:table-cell table:style-name="ce8" office:value-type="float" office:value="0.02131092" calcext:value-type="float">
            <text:p>0.02131092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03397317" calcext:value-type="float">
            <text:p>0.103397317</text:p>
          </table:table-cell>
          <table:table-cell table:style-name="ce8" office:value-type="float" office:value="0.041501957" calcext:value-type="float">
            <text:p>0.041501957</text:p>
          </table:table-cell>
          <table:table-cell table:style-name="ce8" office:value-type="float" office:value="0.032706013" calcext:value-type="float">
            <text:p>0.032706013</text:p>
          </table:table-cell>
          <table:table-cell table:style-name="ce8" office:value-type="float" office:value="0.02464241" calcext:value-type="float">
            <text:p>0.02464241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17852846" calcext:value-type="float">
            <text:p>0.117852846</text:p>
          </table:table-cell>
          <table:table-cell table:style-name="ce8" office:value-type="float" office:value="0.047684545" calcext:value-type="float">
            <text:p>0.047684545</text:p>
          </table:table-cell>
          <table:table-cell table:style-name="ce8" office:value-type="float" office:value="0.035317246" calcext:value-type="float">
            <text:p>0.035317246</text:p>
          </table:table-cell>
          <table:table-cell table:style-name="ce8" office:value-type="float" office:value="0.028873093" calcext:value-type="float">
            <text:p>0.02887309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92617347" calcext:value-type="float">
            <text:p>0.092617347</text:p>
          </table:table-cell>
          <table:table-cell table:style-name="ce8" office:value-type="float" office:value="0.041336636" calcext:value-type="float">
            <text:p>0.041336636</text:p>
          </table:table-cell>
          <table:table-cell table:style-name="ce8" office:value-type="float" office:value="0.03284718" calcext:value-type="float">
            <text:p>0.03284718</text:p>
          </table:table-cell>
          <table:table-cell table:style-name="ce8" office:value-type="float" office:value="0.026485487" calcext:value-type="float">
            <text:p>0.026485487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09022544" calcext:value-type="float">
            <text:p>0.109022544</text:p>
          </table:table-cell>
          <table:table-cell table:style-name="ce8" office:value-type="float" office:value="0.048608184" calcext:value-type="float">
            <text:p>0.048608184</text:p>
          </table:table-cell>
          <table:table-cell table:style-name="ce8" office:value-type="float" office:value="0.037560062" calcext:value-type="float">
            <text:p>0.037560062</text:p>
          </table:table-cell>
          <table:table-cell table:style-name="ce8" office:value-type="float" office:value="0.03023472" calcext:value-type="float">
            <text:p>0.03023472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26644764" calcext:value-type="float">
            <text:p>0.126644764</text:p>
          </table:table-cell>
          <table:table-cell table:style-name="ce8" office:value-type="float" office:value="0.053140069" calcext:value-type="float">
            <text:p>0.053140069</text:p>
          </table:table-cell>
          <table:table-cell table:style-name="ce8" office:value-type="float" office:value="0.038300603" calcext:value-type="float">
            <text:p>0.038300603</text:p>
          </table:table-cell>
          <table:table-cell table:style-name="ce8" office:value-type="float" office:value="0.034936212" calcext:value-type="float">
            <text:p>0.034936212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88331057" calcext:value-type="float">
            <text:p>0.088331057</text:p>
          </table:table-cell>
          <table:table-cell table:style-name="ce8" office:value-type="float" office:value="0.041681304" calcext:value-type="float">
            <text:p>0.041681304</text:p>
          </table:table-cell>
          <table:table-cell table:style-name="ce8" office:value-type="float" office:value="0.030912853" calcext:value-type="float">
            <text:p>0.030912853</text:p>
          </table:table-cell>
          <table:table-cell table:style-name="ce8" office:value-type="float" office:value="0.027064895" calcext:value-type="float">
            <text:p>0.027064895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09091267" calcext:value-type="float">
            <text:p>0.109091267</text:p>
          </table:table-cell>
          <table:table-cell table:style-name="ce8" office:value-type="float" office:value="0.047056437" calcext:value-type="float">
            <text:p>0.047056437</text:p>
          </table:table-cell>
          <table:table-cell table:style-name="ce8" office:value-type="float" office:value="0.036845988" calcext:value-type="float">
            <text:p>0.036845988</text:p>
          </table:table-cell>
          <table:table-cell table:style-name="ce8" office:value-type="float" office:value="0.030275826" calcext:value-type="float">
            <text:p>0.030275826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28557562" calcext:value-type="float">
            <text:p>0.128557562</text:p>
          </table:table-cell>
          <table:table-cell table:style-name="ce8" office:value-type="float" office:value="0.05151658" calcext:value-type="float">
            <text:p>0.05151658</text:p>
          </table:table-cell>
          <table:table-cell table:style-name="ce8" office:value-type="float" office:value="0.039584501" calcext:value-type="float">
            <text:p>0.039584501</text:p>
          </table:table-cell>
          <table:table-cell table:style-name="ce8" office:value-type="float" office:value="0.034226703" calcext:value-type="float">
            <text:p>0.03422670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91217445" calcext:value-type="float">
            <text:p>0.091217445</text:p>
          </table:table-cell>
          <table:table-cell table:style-name="ce8" office:value-type="float" office:value="0.041302543" calcext:value-type="float">
            <text:p>0.041302543</text:p>
          </table:table-cell>
          <table:table-cell table:style-name="ce8" office:value-type="float" office:value="0.032349973" calcext:value-type="float">
            <text:p>0.032349973</text:p>
          </table:table-cell>
          <table:table-cell table:style-name="ce8" office:value-type="float" office:value="0.028132103" calcext:value-type="float">
            <text:p>0.028132103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18100538" calcext:value-type="float">
            <text:p>0.118100538</text:p>
          </table:table-cell>
          <table:table-cell table:style-name="ce8" office:value-type="float" office:value="0.052870605" calcext:value-type="float">
            <text:p>0.052870605</text:p>
          </table:table-cell>
          <table:table-cell table:style-name="ce8" office:value-type="float" office:value="0.034288638" calcext:value-type="float">
            <text:p>0.034288638</text:p>
          </table:table-cell>
          <table:table-cell table:style-name="ce8" office:value-type="float" office:value="0.031575107" calcext:value-type="float">
            <text:p>0.031575107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25027971" calcext:value-type="float">
            <text:p>0.125027971</text:p>
          </table:table-cell>
          <table:table-cell table:style-name="ce8" office:value-type="float" office:value="0.054549047" calcext:value-type="float">
            <text:p>0.054549047</text:p>
          </table:table-cell>
          <table:table-cell table:style-name="ce8" office:value-type="float" office:value="0.039652854" calcext:value-type="float">
            <text:p>0.039652854</text:p>
          </table:table-cell>
          <table:table-cell table:style-name="ce8" office:value-type="float" office:value="0.032556139" calcext:value-type="float">
            <text:p>0.03255613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 0.5 0.5 0.1 &lt;parts&gt; &lt;iters&gt;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1000" calcext:value-type="float">
            <text:p>1000</text:p>
          </table:table-cell>
          <table:table-cell/>
          <table:table-cell table:style-name="ce5" table:number-columns-repeated="2"/>
          <table:table-cell table:style-name="ce4" office:value-type="float" office:value="3000" calcext:value-type="float">
            <text:p>3000</text:p>
          </table:table-cell>
          <table:table-cell table:style-name="ce5" table:number-columns-repeated="3"/>
          <table:table-cell table:style-name="ce4" office:value-type="float" office:value="5000" calcext:value-type="float">
            <text:p>5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4 Particles</text:p>
          </table:table-cell>
          <table:table-cell table:style-name="ce8" table:number-columns-repeated="15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7 Particles</text:p>
          </table:table-cell>
          <table:table-cell table:style-name="ce8" table:number-columns-repeated="15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1 Particles</text:p>
          </table:table-cell>
          <table:table-cell table:style-name="ce8" table:number-columns-repeated="15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6 Particles</text:p>
          </table:table-cell>
          <table:table-cell table:style-name="ce8" table:number-columns-repeated="15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18:43:46.697422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7:33:01.810461082</meta:creation-date>
    <dc:date>2018-09-02T19:21:38.041864067</dc:date>
    <meta:editing-duration>PT26M52S</meta:editing-duration>
    <meta:editing-cycles>5</meta:editing-cycles>
    <meta:generator>LibreOffice/5.1.6.2$Linux_X86_64 LibreOffice_project/10m0$Build-2</meta:generator>
    <meta:document-statistic meta:table-count="1" meta:cell-count="454" meta:object-count="0"/>
  </office:meta>
</office:document-meta>
</file>